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" svg:font-family="'CMU Sans Serif'" style:font-family-generic="swiss" style:font-pitch="variable"/>
    <style:font-face style:name="CMU Sans Serif1" svg:font-family="'CMU Sans Serif'" style:font-adornments="Roman" style:font-family-generic="swiss" style:font-pitch="variable"/>
    <style:font-face style:name="CMU Serif2" svg:font-family="'CMU Serif'" style:font-adornments="Roman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84cm" draw:marker-end-width="0.284cm" draw:textarea-horizontal-align="justify" draw:textarea-vertical-align="middle" draw:auto-grow-height="false" fo:min-height="2.962cm" fo:min-width="3.136cm" fo:padding-top="0.146cm" fo:padding-bottom="0.146cm" fo:padding-left="0.271cm" fo:padding-right="0.271cm"/>
    </style:style>
    <style:style style:name="gr2" style:family="graphic" style:parent-style-name="standard">
      <style:graphic-properties svg:stroke-width="0.053cm" svg:stroke-color="#2a6099" draw:marker-start-width="0.284cm" draw:marker-end-width="0.284cm" draw:textarea-horizontal-align="justify" draw:textarea-vertical-align="middle" draw:auto-grow-height="false" fo:min-height="0.34cm" fo:min-width="3.79cm" fo:padding-top="0.146cm" fo:padding-bottom="0.146cm" fo:padding-left="0.271cm" fo:padding-right="0.271cm"/>
      <style:paragraph-properties style:writing-mode="lr-tb"/>
    </style:style>
    <style:style style:name="gr3" style:family="graphic" style:parent-style-name="standard">
      <style:graphic-properties svg:stroke-width="0.053cm" svg:stroke-color="#00a933" draw:marker-start-width="0.284cm" draw:marker-end-width="0.284cm" draw:textarea-horizontal-align="justify" draw:textarea-vertical-align="middle" draw:auto-grow-height="false" fo:min-height="0.299cm" fo:min-width="3.794cm" fo:padding-top="0.146cm" fo:padding-bottom="0.146cm" fo:padding-left="0.271cm" fo:padding-right="0.27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cm"/>
      <style:paragraph-properties style:writing-mode="lr-tb"/>
    </style:style>
    <style:style style:name="gr5" style:family="graphic" style:parent-style-name="standard">
      <style:graphic-properties svg:stroke-width="0.053cm" svg:stroke-color="#ff8000" draw:marker-start-width="0.284cm" draw:marker-end-width="0.284cm" draw:textarea-horizontal-align="justify" draw:textarea-vertical-align="middle" draw:auto-grow-height="false" fo:min-height="0.34cm" fo:min-width="2.59cm" fo:padding-top="0.146cm" fo:padding-bottom="0.146cm" fo:padding-left="0.271cm" fo:padding-right="0.27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8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79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303cm"/>
      <style:paragraph-properties style:writing-mode="lr-tb"/>
    </style:style>
    <style:style style:name="gr9" style:family="graphic" style:parent-style-name="standard">
      <style:graphic-properties draw:stroke="dash" draw:stroke-dash="Fine_20_Dashed" svg:stroke-color="#81d41a" draw:textarea-horizontal-align="justify" draw:textarea-vertical-align="middle" draw:auto-grow-height="false" fo:min-height="3.3cm" fo:min-width="4.105cm"/>
    </style:style>
    <style:style style:name="gr10" style:family="graphic" style:parent-style-name="standard">
      <style:graphic-properties draw:stroke="dash" draw:stroke-dash="Fine_20_Dashed" svg:stroke-color="#5983b0" draw:textarea-horizontal-align="justify" draw:textarea-vertical-align="middle" draw:auto-grow-height="false" fo:min-height="1.15cm" fo:min-width="4.1cm"/>
    </style:style>
    <style:style style:name="gr11" style:family="graphic" style:parent-style-name="standard" style:list-style-name="L1">
      <style:graphic-properties draw:stroke="none" draw:stroke-dash="Dashed_20__28_var_29__20_4" svg:stroke-width="0.01cm" svg:stroke-color="#000000" draw:marker-start="" draw:marker-start-width="0.22cm" draw:marker-start-center="false" draw:marker-end="" draw:marker-end-width="0.22cm" draw:marker-end-center="false" draw:fill="none" draw:fill-color="#ffffff" draw:textarea-horizontal-align="left" draw:auto-grow-height="true" draw:auto-grow-width="true" fo:min-height="0.53cm" fo:min-width="3.901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034cm" fo:min-width="0cm"/>
      <style:paragraph-properties style:writing-mode="lr-tb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svg:stroke-width="0.028cm" draw:marker-start-width="0.25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6" style:family="graphic" style:parent-style-name="standard">
      <style:graphic-properties draw:stroke="none" svg:stroke-color="#ff0000" draw:fill="none" draw:fill-color="#ffffff" fo:min-height="0.705cm"/>
      <style:paragraph-properties style:writing-mode="lr-tb"/>
    </style:style>
    <style:style style:name="gr17" style:family="graphic" style:parent-style-name="standard">
      <style:graphic-properties draw:stroke="none" svg:stroke-color="#ff0000" draw:fill="none" draw:fill-color="#ffffff" fo:min-height="0.505cm"/>
      <style:paragraph-properties style:writing-mode="lr-tb"/>
    </style:style>
    <style:style style:name="gr1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MU Serif" fo:font-size="12pt" style:font-size-asian="12pt" style:font-size-complex="12pt"/>
    </style:style>
    <style:style style:name="P3" style:family="paragraph">
      <loext:graphic-properties draw:fill="none" draw:fill-color="#ffffff"/>
      <style:paragraph-properties style:writing-mode="lr-tb"/>
      <style:text-properties fo:color="#bf0041" fo:font-weight="bold"/>
    </style:style>
    <style:style style:name="P4" style:family="paragraph">
      <style:paragraph-properties fo:text-align="center" style:writing-mode="lr-tb"/>
      <style:text-properties style:font-name="CMU Serif" fo:font-size="12pt" fo:font-style="italic" style:font-size-asian="12pt" style:font-style-asian="italic" style:font-size-complex="12pt" style:font-style-complex="italic"/>
    </style:style>
    <style:style style:name="P5" style:family="paragraph">
      <style:paragraph-properties fo:text-align="center" style:writing-mode="lr-tb"/>
      <style:text-properties style:font-name="CMU Serif" fo:font-size="12pt" fo:font-style="normal" style:font-size-asian="12pt" style:font-style-asian="normal" style:font-size-complex="12pt" style:font-style-complex="normal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  <style:paragraph-properties style:writing-mode="lr-tb"/>
      <style:text-properties fo:color="#2a6099" style:font-name="CMU Sans Serif" fo:font-style="italic" fo:font-weight="normal" fo:background-color="transparent" style:font-style-asian="italic" style:font-weight-asian="normal" style:font-style-complex="italic" style:font-weight-complex="normal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00a933" style:font-name="CMU Sans Serif" fo:font-style="italic" fo:font-weight="normal" style:font-style-asian="italic" style:font-weight-asian="normal" style:font-style-complex="italic" style:font-weight-complex="normal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bf0041" style:text-outline="false" style:text-line-through-style="none" style:text-line-through-type="none" style:font-name="CMU Serif1" fo:font-size="12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ff0000"/>
    </style:style>
    <style:style style:name="P14" style:family="paragraph">
      <loext:graphic-properties draw:fill="none"/>
      <style:paragraph-properties fo:text-align="center"/>
      <style:text-properties fo:color="#ff0000"/>
    </style:style>
    <style:style style:name="T1" style:family="text">
      <style:text-properties style:font-name="CMU Serif" fo:font-size="12pt" style:font-size-asian="12pt" style:font-size-complex="12pt"/>
    </style:style>
    <style:style style:name="T2" style:family="text">
      <style:text-properties fo:color="#bf0041" fo:font-weight="bold"/>
    </style:style>
    <style:style style:name="T3" style:family="text">
      <style:text-properties style:font-name="CMU Serif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CMU Serif" fo:font-size="12pt" fo:font-style="normal" style:font-size-asian="12pt" style:font-style-asian="normal" style:font-size-complex="12pt" style:font-style-complex="normal"/>
    </style:style>
    <style:style style:name="T5" style:family="text">
      <style:text-properties fo:color="#2a6099" style:font-name="CMU Sans Serif" fo:font-style="italic" fo:font-weight="normal" fo:background-color="transparent" style:font-style-asian="italic" style:font-weight-asian="normal" style:font-style-complex="italic" style:font-weight-complex="normal"/>
    </style:style>
    <style:style style:name="T6" style:family="text">
      <style:text-properties fo:color="#00a933" style:font-name="CMU Sans Serif" fo:font-weight="normal" style:font-weight-asian="normal" style:font-weight-complex="normal"/>
    </style:style>
    <style:style style:name="T7" style:family="text">
      <style:text-properties fo:font-variant="normal" fo:text-transform="none" fo:color="#bf0041" style:text-outline="false" style:text-line-through-style="none" style:text-line-through-type="none" style:font-name="CMU Serif1" fo:font-size="12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cm" svg:height="4.6cm" svg:x="4.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4cm" svg:height="0.7cm" svg:x="10.2cm" svg:y="5.2cm">
          <text:p text:style-name="P2"><text:span text:style-name="T1">Distribuí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4cm" svg:height="0.655cm" svg:x="10.2cm" svg:y="1.322cm">
          <text:p text:style-name="P2"><text:span text:style-name="T1">Síncro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5cm" svg:height="0.78cm" svg:x="10.7cm" svg:y="-0.1cm">
          <draw:text-box>
            <text:p><text:span text:style-name="T2">Escalonadores</text:span></text:p>
          </draw:text-box>
        </draw:frame>
        <draw:custom-shape draw:style-name="gr3" draw:text-style-name="P4" draw:layer="layout" svg:width="4.4cm" svg:height="0.655cm" svg:x="10.2cm" svg:y="2.322cm">
          <text:p text:style-name="P4"><text:span text:style-name="T3">Threa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4cm" svg:height="0.655cm" svg:x="10.2cm" svg:y="3.322cm">
          <text:p text:style-name="P2"><text:span text:style-name="T1">Multiprocess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2cm" svg:height="0.7cm" svg:x="0.1cm" svg:y="1.2cm">
          <text:p text:style-name="P4"><text:span text:style-name="T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2cm" svg:height="0.7cm" svg:x="0.1cm" svg:y="2.3cm">
          <text:p text:style-name="P4"><text:span text:style-name="T3">B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2cm" svg:height="0.7cm" svg:x="0.1cm" svg:y="3.4cm">
          <text:p text:style-name="P4"><text:span text:style-name="T3">Data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2cm" svg:height="0.7cm" svg:x="0.1cm" svg:y="4.5cm">
          <text:p text:style-name="P5"><text:span text:style-name="T4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2.348cm" svg:height="0.78cm" svg:x="0.4cm" svg:y="-0.1cm">
          <draw:text-box>
            <text:p><text:span text:style-name="T2">Coleções</text:span></text:p>
          </draw:text-box>
        </draw:frame>
        <draw:frame draw:style-name="gr7" draw:text-style-name="P7" draw:layer="layout" svg:width="2.298cm" svg:height="0.755cm" svg:x="11.4cm" svg:y="4.5cm">
          <draw:text-box>
            <text:p text:style-name="P6"><text:span text:style-name="T5">Cluster</text:span></text:p>
          </draw:text-box>
        </draw:frame>
        <draw:frame draw:style-name="gr8" draw:text-style-name="P8" draw:layer="layout" svg:width="2.803cm" svg:height="0.755cm" svg:x="11.5cm" svg:y="0.582cm">
          <draw:text-box>
            <text:p text:style-name="P1"><text:span text:style-name="T6">Nó único</text:span></text:p>
          </draw:text-box>
        </draw:frame>
        <draw:custom-shape draw:style-name="gr9" draw:text-style-name="P1" draw:layer="layout" svg:width="4.605cm" svg:height="3.55cm" svg:x="10.097cm" svg:y="0.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6cm" svg:height="1.4cm" svg:x="10.1cm" svg:y="4.6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4.401cm" svg:height="0.78cm" svg:x="4.5cm" svg:y="-0.1cm">
          <draw:text-box>
            <text:p text:style-name="P9"><text:span text:style-name="T7">Grafo de Tarefas</text:span></text:p>
          </draw:text-box>
        </draw:frame>
        <draw:custom-shape draw:style-name="gr12" draw:text-style-name="P1" xml:id="id1" draw:id="id1" draw:layer="layout" svg:width="0.5cm" svg:height="0.3cm" svg:x="5.2cm" svg:y="2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3" draw:id="id3" draw:layer="layout" svg:width="0.5cm" svg:height="0.3cm" svg:x="5.2cm" svg:y="2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2" draw:id="id2" draw:layer="layout" svg:width="0.4cm" svg:height="0.4cm" svg:x="6cm" svg:y="2.4cm">
          <text:p text:style-name="P1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9" draw:id="id9" draw:layer="layout" svg:width="0.4cm" svg:height="0.4cm" svg:x="5.8cm" svg:y="4cm">
          <text:p text:style-name="P1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8" draw:id="id8" draw:layer="layout" svg:width="0.5cm" svg:height="0.3cm" svg:x="4.9cm" svg:y="4.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4" draw:id="id4" draw:layer="layout" svg:width="0.5cm" svg:height="0.3cm" svg:x="6.8cm" svg:y="2.4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6" draw:id="id6" draw:layer="layout" svg:width="0.5cm" svg:height="0.3cm" svg:x="6.6cm" svg:y="4.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5" draw:id="id5" draw:layer="layout" svg:width="0.4cm" svg:height="0.4cm" svg:x="7.5cm" svg:y="3cm">
          <text:p text:style-name="P1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7" draw:id="id7" draw:layer="layout" svg:width="0.5cm" svg:height="0.3cm" svg:x="8.3cm" svg:y="3.05cm">
          <text:p/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type="line" svg:x1="5.7cm" svg:y1="2.35cm" svg:x2="6.058cm" svg:y2="2.458cm" draw:start-shape="id1" draw:start-glue-point="1" draw:end-shape="id2" draw:end-glue-point="5" svg:d="M5700 2350l358 108" svg:viewBox="0 0 359 109">
          <text:p/>
        </draw:connector>
        <draw:connector draw:style-name="gr14" draw:text-style-name="P12" draw:layer="layout" draw:type="line" svg:x1="5.7cm" svg:y1="2.85cm" svg:x2="6.058cm" svg:y2="2.742cm" draw:start-shape="id3" draw:start-glue-point="1" draw:end-shape="id2" draw:end-glue-point="7" svg:d="M5700 2850l358-108" svg:viewBox="0 0 359 109">
          <text:p/>
        </draw:connector>
        <draw:connector draw:style-name="gr14" draw:text-style-name="P12" draw:layer="layout" draw:type="line" svg:x1="6.4cm" svg:y1="2.6cm" svg:x2="6.8cm" svg:y2="2.6cm" draw:start-shape="id2" draw:start-glue-point="10" draw:end-shape="id4" draw:end-glue-point="3" svg:d="M6400 2600h400" svg:viewBox="0 0 401 1">
          <text:p/>
        </draw:connector>
        <draw:connector draw:style-name="gr14" draw:text-style-name="P12" draw:layer="layout" draw:type="line" svg:x1="7.3cm" svg:y1="2.6cm" svg:x2="7.558cm" svg:y2="3.058cm" draw:start-shape="id4" draw:start-glue-point="1" draw:end-shape="id5" draw:end-glue-point="5" svg:d="M7300 2600l258 458" svg:viewBox="0 0 259 459">
          <text:p/>
        </draw:connector>
        <draw:connector draw:style-name="gr14" draw:text-style-name="P12" draw:layer="layout" draw:type="line" svg:x1="7.1cm" svg:y1="4.2cm" svg:x2="7.558cm" svg:y2="3.342cm" draw:start-shape="id6" draw:start-glue-point="1" draw:end-shape="id5" draw:end-glue-point="7" svg:d="M7100 4200l458-858" svg:viewBox="0 0 459 859">
          <text:p/>
        </draw:connector>
        <draw:connector draw:style-name="gr14" draw:text-style-name="P12" draw:layer="layout" draw:type="line" svg:x1="7.9cm" svg:y1="3.2cm" svg:x2="8.3cm" svg:y2="3.2cm" draw:start-shape="id5" draw:start-glue-point="10" draw:end-shape="id7" draw:end-glue-point="3" svg:d="M7900 3200h400" svg:viewBox="0 0 401 1">
          <text:p/>
        </draw:connector>
        <draw:connector draw:style-name="gr14" draw:text-style-name="P12" draw:layer="layout" draw:type="line" svg:x1="5.4cm" svg:y1="4.2cm" svg:x2="5.8cm" svg:y2="4.2cm" draw:start-shape="id8" draw:start-glue-point="1" draw:end-shape="id9" draw:end-glue-point="6" svg:d="M5400 4200h400" svg:viewBox="0 0 401 1">
          <text:p/>
        </draw:connector>
        <draw:connector draw:style-name="gr14" draw:text-style-name="P12" draw:layer="layout" draw:type="line" svg:x1="6.2cm" svg:y1="4.2cm" svg:x2="6.6cm" svg:y2="4.2cm" draw:start-shape="id9" draw:start-glue-point="10" draw:end-shape="id6" draw:end-glue-point="3" svg:d="M6200 4200h400" svg:viewBox="0 0 401 1">
          <text:p/>
        </draw:connector>
        <draw:line draw:style-name="gr15" draw:text-style-name="P12" draw:layer="layout" svg:x1="3.5cm" svg:y1="1.6cm" svg:x2="4.5cm" svg:y2="2cm">
          <text:p/>
        </draw:line>
        <draw:line draw:style-name="gr15" draw:text-style-name="P12" draw:layer="layout" svg:x1="3.4cm" svg:y1="2.7cm" svg:x2="4.1cm" svg:y2="2.9cm">
          <text:p/>
        </draw:line>
        <draw:line draw:style-name="gr15" draw:text-style-name="P12" draw:layer="layout" svg:x1="3.4cm" svg:y1="3.8cm" svg:x2="4.1cm" svg:y2="3.6cm">
          <text:p/>
        </draw:line>
        <draw:line draw:style-name="gr15" draw:text-style-name="P12" draw:layer="layout" svg:x1="3.4cm" svg:y1="4.9cm" svg:x2="4.4cm" svg:y2="4.5cm">
          <text:p/>
        </draw:line>
        <draw:line draw:style-name="gr15" draw:text-style-name="P12" draw:layer="layout" svg:x1="9cm" svg:y1="1.9cm" svg:x2="10.1cm" svg:y2="1.7cm">
          <text:p/>
        </draw:line>
        <draw:line draw:style-name="gr15" draw:text-style-name="P12" draw:layer="layout" svg:x1="9.4cm" svg:y1="2.8cm" svg:x2="10.1cm" svg:y2="2.7cm">
          <text:p/>
        </draw:line>
        <draw:line draw:style-name="gr15" draw:text-style-name="P12" draw:layer="layout" svg:x1="9.4cm" svg:y1="3.5cm" svg:x2="10.1cm" svg:y2="3.7cm">
          <text:p/>
        </draw:line>
        <draw:line draw:style-name="gr15" draw:text-style-name="P12" draw:layer="layout" svg:x1="9.1cm" svg:y1="4.5cm" svg:x2="10.1cm" svg:y2="5.6cm">
          <text:p/>
        </draw:line>
        <draw:frame draw:style-name="gr16" draw:text-style-name="P13" draw:layer="layout" svg:width="2.2cm" svg:height="0.955cm" svg:x="6.1cm" svg:y="1cm">
          <draw:text-box>
            <text:p><text:span text:style-name="T8">funções</text:span></text:p>
          </draw:text-box>
        </draw:frame>
        <draw:frame draw:style-name="gr17" draw:text-style-name="P13" draw:layer="layout" svg:width="1.973cm" svg:height="0.755cm" svg:x="7cm" svg:y="4.583cm">
          <draw:text-box>
            <text:p><text:span text:style-name="T8">fluxo</text:span></text:p>
          </draw:text-box>
        </draw:frame>
        <draw:line draw:style-name="gr18" draw:text-style-name="P14" draw:layer="layout" svg:x1="6.9cm" svg:y1="1.6cm" svg:x2="7.05cm" svg:y2="2.355cm">
          <text:p/>
        </draw:line>
        <draw:line draw:style-name="gr18" draw:text-style-name="P14" draw:layer="layout" svg:x1="7.9cm" svg:y1="4.8cm" svg:x2="7.5cm" svg:y2="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" svg:font-family="'CMU Sans Serif'" style:font-family-generic="swiss" style:font-pitch="variable"/>
    <style:font-face style:name="CMU Sans Serif1" svg:font-family="'CMU Sans Serif'" style:font-adornments="Roman" style:font-family-generic="swiss" style:font-pitch="variable"/>
    <style:font-face style:name="CMU Serif2" svg:font-family="'CMU Serif'" style:font-adornments="Roman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Half_20_Arrow_20_Left" draw:display-name="Half Arrow Left" svg:viewBox="-10 0 10 15" svg:d="M0 0zM-5 0l-5 15h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7f7f7f" draw:marker-start-width="0.22cm" draw:marker-start-center="false" draw:marker-end-width="0.2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MU Serif1" fo:font-family="'CMU Serif'" style:font-style-name="Roman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1cm" draw:marker-start-width="0.23cm" draw:marker-end="Symmetric_20_Arrow" draw:marker-end-width="0.23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01cm" draw:marker-start-width="0.22cm" draw:marker-end-width="0.22cm" draw:fill="none"/>
    </style:style>
    <style:style style:name="Text" style:family="graphic">
      <style:graphic-properties draw:stroke="solid" svg:stroke-color="#cccccc" draw:fill="solid" draw:fill-color="#eeeeee"/>
      <style:text-properties style:font-name="CMU Serif1" fo:font-family="'CMU Serif'" style:font-style-name="Roman" style:font-family-generic="roman" style:font-pitch="variable" fo:font-size="12pt" fo:font-weight="normal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width="0.01cm" svg:stroke-color="#000000" draw:marker-start-width="0.22cm" draw:marker-end-width="0.22cm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5T18:08:58.250638856</meta:creation-date>
    <dc:date>2020-05-03T10:12:50.434207994</dc:date>
    <meta:editing-duration>PT36M20S</meta:editing-duration>
    <meta:editing-cycles>7</meta:editing-cycles>
    <meta:generator>LibreOffice/6.3.5.2$Linux_X86_64 LibreOffice_project/30$Build-2</meta:generator>
    <meta:document-statistic meta:object-count="45"/>
  </office:meta>
</office:document-meta>
</file>